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6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6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4" style:family="paragraph" style:parent-style-name="Table_20_Contents">
      <style:text-properties fo:language="en" fo:country="US" fo:background-color="transparent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font-weight="bold" fo:background-color="transparent" style:font-weight-asian="bold" style:font-weight-complex="bold"/>
    </style:style>
    <style:style style:name="P8" style:family="paragraph" style:parent-style-name="Table_20_Contents">
      <style:text-properties fo:language="ru" fo:country="RU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text-properties fo:language="ru" fo:country="RU" fo:background-color="#ffff00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#ffff00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language="ru" fo:country="RU" fo:font-weight="bold" fo:background-color="transparent" style:font-weight-asian="bold" style:font-weight-complex="bold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fo:language="en" fo:country="US" fo:font-weight="bold" fo:background-color="transparent" style:font-weight-asian="bold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fo:language="en" fo:country="US" fo:background-color="transparen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language="ru" fo:country="RU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fo:background-color="transparen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acancy candidates block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Attach new candidat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5">Я нажимаю кнопку <text:span text:style-name="T2">«New Candidat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12">Открывается <text:a xlink:type="simple" xlink:href="file:///C:/Users/student/Documents/HR_Project/userdoc/Test%20cases/Candidates/Add%20candidate.odt" text:style-name="Internet_20_link" text:visited-style-name="Visited_20_Internet_20_Link">окно создания нового кандидата</text:a> <text:span text:style-name="T2">(Common – Add candidate (1))</text:span></text:p>
            <text:p text:style-name="P5">И поля информации о кандидате <text:span text:style-name="T2">–</text:span> пустые</text:p>
            <text:p text:style-name="P5">И в поле <text:span text:style-name="T2">«Vacancy» </text:span>выбрана данная вакансия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string">
            <text:p text:style-name="P2">1.<text:span text:style-name="T4">1</text:span>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Attach new candidate:<text:span text:style-name="T4"> </text:span>refresh candidates list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Выполнен сценарий 1</text:p>
            <text:p text:style-name="P5">Я на странице создания кандидата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15">Я <text:span text:style-name="T2"><text:s/></text:span>создаю нового кандидата согласно сценарию <text:a xlink:type="simple" xlink:href="file:///C:/Users/student/Documents/HR_Project/userdoc/Test%20cases/3.%20Candidates/Add%20candidate.odt" text:style-name="Internet_20_link" text:visited-style-name="Visited_20_Internet_20_Link"><text:span text:style-name="T2">Add candidate-1</text:span></text:a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5">Система возвращается на страницу профиля вакансии</text:p>
            <text:p text:style-name="P5">И новый кандидат прикреплен к данной вакансии </text:p>
            <text:p text:style-name="P5">И новый кандидат добавлен в список кандидатов с указанным статусом </text:p>
          </table:table-cell>
        </table:table-row>
      </table:table>
      <text:p text:style-name="P11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1.2">
            <text:p text:style-name="P2">1.2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Attach new candidate:<text:span text:style-name="T4"> </text:span>Cancel</text:p>
          </table:table-cell>
        </table:table-row>
        <table:table-row>
          <table:table-cell table:style-name="Таблица10.A2" office:value-type="string">
            <text:p text:style-name="P1"><text:span text:style-name="T1">Given</text:span> </text:p>
          </table:table-cell>
          <table:table-cell table:style-name="Таблица10.B2" office:value-type="string">
            <text:p text:style-name="P5">Выполнен сценарий 1</text:p>
            <text:p text:style-name="P5">Я на странице создания кандидата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12">Я нажимаю кнопку <text:span text:style-name="T2">«Cancel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5">Система возвращается на страницу профиля вакансии</text:p>
            <text:p text:style-name="P5">И новый кандидат не создан</text:p>
          </table:table-cell>
        </table:table-row>
      </table:table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Scenario </text:p>
          </table:table-cell>
          <table:table-cell table:style-name="Таблица1.B1" office:value-type="float" office:value="2">
            <text:p text:style-name="P14">2</text:p>
          </table:table-cell>
        </table:table-row>
        <table:table-row>
          <table:table-cell table:style-name="Таблица1.A2" office:value-type="string">
            <text:p text:style-name="P16">Name</text:p>
          </table:table-cell>
          <table:table-cell table:style-name="Таблица1.B2" office:value-type="string">
            <text:p text:style-name="P16">Attach candidate from the inner base</text:p>
          </table:table-cell>
        </table:table-row>
        <table:table-row>
          <table:table-cell table:style-name="Таблица1.A2" office:value-type="string">
            <text:p text:style-name="P17"><text:span text:style-name="T1">Given</text:span> </text:p>
          </table:table-cell>
          <table:table-cell table:style-name="Таблица1.B2" office:value-type="string">
            <text:p text:style-name="P15">Я на странице профиля вакансии</text:p>
          </table:table-cell>
        </table:table-row>
        <table:table-row>
          <table:table-cell table:style-name="Таблица1.A2" office:value-type="string">
            <text:p text:style-name="P16">When</text:p>
          </table:table-cell>
          <table:table-cell table:style-name="Таблица1.B2" office:value-type="string">
            <text:p text:style-name="P15">Я нажимаю кнопку <text:span text:style-name="T2">«Candidate from BOT»</text:span></text:p>
          </table:table-cell>
        </table:table-row>
        <table:table-row>
          <table:table-cell table:style-name="Таблица1.A2" office:value-type="string">
            <text:p text:style-name="P16">Then</text:p>
          </table:table-cell>
          <table:table-cell table:style-name="Таблица1.B2" office:value-type="string">
            <text:p text:style-name="P13"><text:span text:style-name="T6">Открывается страница поиска кандидатов (файл </text:span><text:span text:style-name="T3">3.Candidates -</text:span><text:span text:style-name="T6"> </text:span><text:a xlink:type="simple" xlink:href="file:///C:/Users/student/Documents/HR_Project/userdoc/Test%20cases/Candidates/Candidates%20search.odt#Таблица1%7Ctable" text:style-name="Internet_20_link" text:visited-style-name="Visited_20_Internet_20_Link"><text:span text:style-name="T6">Search candidates</text:span></text:a><text:span text:style-name="T6">, сценарий 1)<text:line-break/>И в списке источников выбрана внутренняя база кандидатов</text:span></text:p>
          </table:table-cell>
        </table:table-row>
      </table:table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string">
            <text:p text:style-name="P2"><text:span text:style-name="T4">2.</text:span>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Attach candidate from the inner base<text:span text:style-name="T4">: </text:span><text:span text:style-name="T5">open</text:span> add form</text:p>
          </table:table-cell>
        </table:table-row>
        <table:table-row>
          <table:table-cell table:style-name="Таблица6.A2" office:value-type="string">
            <text:p text:style-name="P2">Given </text:p>
          </table:table-cell>
          <table:table-cell table:style-name="Таблица6.B2" office:value-type="string">
            <text:p text:style-name="P5">Выполнен сценарий 2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5">Я нажимаю кнопку <text:span text:style-name="T2">«Add Candidate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5">Открывается <text:a xlink:type="simple" xlink:href="file:///C:/Users/student/Documents/HR_Project/userdoc/Test%20cases/Candidates/Add%20candidate.odt" text:style-name="Internet_20_link" text:visited-style-name="Visited_20_Internet_20_Link">окно создания нового кандидата</text:a> <text:span text:style-name="T2">(3.Candidates – Add candidates)</text:span></text:p>
            <text:p text:style-name="P5">И поля информации о кандидате заполнены существующей информацией</text:p>
            <text:p text:style-name="P5">И в поле <text:span text:style-name="T2">«Vacancy» </text:span>выбрана данная вакансия</text:p>
          </table:table-cell>
        </table:table-row>
      </table:table>
      <text:p text:style-name="P10"><text:soft-page-break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2.2">
            <text:p text:style-name="P7">2.2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Attach candidate from the inner base<text:span text:style-name="T4">: </text:span>refresh candidates list</text:p>
          </table:table-cell>
        </table:table-row>
        <table:table-row>
          <table:table-cell table:style-name="Таблица7.A2" office:value-type="string">
            <text:p text:style-name="P4"><text:span text:style-name="T1">Given</text:span> </text:p>
          </table:table-cell>
          <table:table-cell table:style-name="Таблица7.B2" office:value-type="string">
            <text:p text:style-name="P8">Выполнен сценарий 2.<text:span text:style-name="T2">1</text:span>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8">Я редактирую поля информации</text:p>
            <text:p text:style-name="P8">И нажимаю на кнопку <text:span text:style-name="T2">«Add and back»</text:span>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8">И новый кандидат из внутренней базы прикреплен к данной вакансии </text:p>
            <text:p text:style-name="P8">И новый кандидат добавлен в список кандидатов с указанным статусом 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">
            <text:p text:style-name="P6">3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view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на странице профиля вакансии</text:p>
            <text:p text:style-name="P5">К вакансии прикреплен хотя бы один кандидат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5">Я нажимаю на имя кандидата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5">Открывается страница просмотра профиля кандидата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4">
            <text:p text:style-name="P6">4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Candidate delete from vacancy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на странице профиля вакансии</text:p>
            <text:p text:style-name="P5">К вакансии прикреплен хотя бы один кандидат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5">Я нажимаю на кнопку <text:span text:style-name="T2">«Delete» </text:span>напротив кандидата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5">Появляется вопрос <text:span text:style-name="T2">«Delete candidate?» </text:span>с вариантами <text:span text:style-name="T2">«Yes» </text:span>и <text:span text:style-name="T2">«Cancel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string">
            <text:p text:style-name="P6">4.<text:span text:style-name="T2">1</text:span>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Candidate delete from vacancy: YES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на странице профиля вакансии</text:p>
            <text:p text:style-name="P5">Выполнен сценарий 4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5">Я нажимаю на кнопку <text:span text:style-name="T2">«Yes» 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5">Кандидат удален из списка кандидатов на данную вакансию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6">4.<text:span text:style-name="T2">2</text:span>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Candidate delete from vacancy: CANCEL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5">Я на странице профиля вакансии</text:p>
            <text:p text:style-name="P5">Выполнен сценарий 4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5">Я нажимаю на кнопку <text:span text:style-name="T2">«Cancel» </text:span>напротив кандидата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5">Кандидат остается в списке кандидатов на данную вакансию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3M6S</meta:editing-duration>
    <meta:editing-cycles>14</meta:editing-cycles>
    <meta:generator>OpenOffice/4.1.2$Win32 OpenOffice.org_project/412m3$Build-9782</meta:generator>
    <dc:date>2016-04-11T15:47:58.28</dc:date>
    <dc:creator>Юлия Сидорук</dc:creator>
    <meta:document-statistic meta:table-count="10" meta:image-count="0" meta:object-count="0" meta:page-count="2" meta:paragraph-count="117" meta:word-count="402" meta:character-count="2594"/>
    <meta:user-defined meta:name="Info 1"/>
    <meta:user-defined meta:name="Info 2"/>
    <meta:user-defined meta:name="Info 3"/>
    <meta:user-defined meta:name="Info 4"/>
  </office:meta>
</office:document-meta>
</file>